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49" calcext:value-type="float">
            <text:p>1049</text:p>
          </table:table-cell>
          <table:table-cell table:style-name="ce7" table:formula="of:=COUNTIF([.B7:.B1095];&quot;X&quot;)" office:value-type="float" office:value="896" calcext:value-type="float">
            <text:p>896</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2" calcext:value-type="float">
            <text:p>122</text:p>
          </table:table-cell>
          <table:table-cell table:style-name="ce25" table:formula="of:=SUM([.B2:.F2])" office:value-type="float" office:value="1113" calcext:value-type="float">
            <text:p>111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3" table:number-rows-repeated="194">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6">00/00/0000</text:date>, <text:time style:data-style-name="N2" text:time-value="19:18:23.05610025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26T19:19:05.792868919</dc:date>
    <meta:editing-duration>P1DT4H20M6S</meta:editing-duration>
    <meta:editing-cycles>1055</meta:editing-cycles>
    <meta:document-statistic meta:table-count="1" meta:cell-count="6321" meta:object-count="0"/>
  </office:meta>
</office:document-meta>
</file>